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 E U S</text:p>
      <text:p text:style-name="P1">Z Editors Use Script</text:p>
      <text:p text:style-name="P1"/>
      <text:p text:style-name="P2">Cet utilitaire est destiné aux éditeurs de missions pour le jeu ARMA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12T19:23:03.54</meta:creation-date>
    <dc:date>2009-08-12T19:26:29.59</dc:date>
    <meta:editing-duration>PT00H03M30S</meta:editing-duration>
    <meta:editing-cycles>2</meta:editing-cycles>
    <meta:generator>OpenOffice.org/3.0$Win32 OpenOffice.org_project/300m9$Build-9358</meta:generator>
    <meta:document-statistic meta:table-count="0" meta:image-count="0" meta:object-count="0" meta:page-count="1" meta:paragraph-count="3" meta:word-count="20" meta:character-count="96"/>
    <meta:user-defined meta:name="Info 1"/>
    <meta:user-defined meta:name="Info 2"/>
    <meta:user-defined meta:name="Info 3"/>
    <meta:user-defined meta:name="Info 4"/>
  </office:meta>
</office:document-meta>
</file>